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25.05pt" style:use-optimal-row-height="false" fo:break-before="auto"/>
    </style:style>
    <style:style style:name="ro6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009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42" table:default-cell-style-name="ce3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3">
          <table:table-cell office:value-type="string" table:style-name="ce5">
            <text:p><text:span text:style-name="T4">單位：新臺幣千元，卡</text:span></text:p>
          </table:table-cell>
          <table:table-cell table:number-columns-repeated="5" table:style-name="ce6"/>
          <table:table-cell office:value-type="string" table:style-name="ce7">
            <text:p>資料月份：110 年9 月</text:p>
          </table:table-cell>
          <table:table-cell table:number-columns-repeated="6" table:style-name="ce6"/>
          <table:table-cell table:style-name="ce8"/>
          <table:table-cell table:number-columns-repeated="16370"/>
        </table:table-row>
        <table:table-row table:style-name="ro4">
          <table:table-cell office:value-type="string" table:style-name="ce9">
            <text:p><text:span text:style-name="T4">金融機構名稱　</text:span></text:p>
          </table:table-cell>
          <table:table-cell office:value-type="string" table:style-name="ce10">
            <text:p><text:span text:style-name="T4">流通卡數　　　</text:span></text:p>
          </table:table-cell>
          <table:table-cell office:value-type="string" table:style-name="ce10">
            <text:p><text:span text:style-name="T4">有效卡數　　　</text:span></text:p>
          </table:table-cell>
          <table:table-cell office:value-type="string" table:style-name="ce10">
            <text:p><text:span text:style-name="T4">當月發卡數　　　</text:span></text:p>
          </table:table-cell>
          <table:table-cell office:value-type="string" table:style-name="ce10">
            <text:p><text:span text:style-name="T4">當月停卡數　　　</text:span></text:p>
          </table:table-cell>
          <table:table-cell office:value-type="string" table:style-name="ce10">
            <text:p><text:span text:style-name="T4">循環信用餘額　　</text:span></text:p>
          </table:table-cell>
          <table:table-cell office:value-type="string" table:style-name="ce10">
            <text:p><text:span text:style-name="T4">未到期分期付款餘額　</text:span></text:p>
          </table:table-cell>
          <table:table-cell office:value-type="string" table:style-name="ce10">
            <text:p><text:span text:style-name="T4">當月簽帳金額　　</text:span></text:p>
          </table:table-cell>
          <table:table-cell office:value-type="string" table:style-name="ce10">
            <text:p><text:span text:style-name="T4">當月預借現金金額　　</text:span></text:p>
          </table:table-cell>
          <table:table-cell office:value-type="string" table:style-name="ce10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備抵呆帳提足率</text:span>(%)<text:s/></text:p>
          </table:table-cell>
          <table:table-cell office:value-type="string" table:style-name="ce10">
            <text:p><text:span text:style-name="T4">當月轉銷呆帳金額　</text:span><text:s/></text:p>
          </table:table-cell>
          <table:table-cell office:value-type="string" table:style-name="ce10">
            <text:p><text:span text:style-name="T4">當年度轉銷呆帳金額累計至資料月份</text:span></text:p>
          </table:table-cell>
          <table:table-cell table:number-columns-repeated="16370" table:style-name="ce11"/>
        </table:table-row>
        <table:table-row table:style-name="ro5">
          <table:table-cell office:value-type="string" table:style-name="ce12">
            <text:p><text:span text:style-name="T4">臺灣銀行</text:span></text:p>
          </table:table-cell>
          <table:table-cell office:value-type="float" office:value="230218" table:style-name="ce13">
            <text:p>230,218</text:p>
          </table:table-cell>
          <table:table-cell office:value-type="float" office:value="110749" table:style-name="ce13">
            <text:p>110,749</text:p>
          </table:table-cell>
          <table:table-cell office:value-type="float" office:value="2360" table:style-name="ce13">
            <text:p>2,360</text:p>
          </table:table-cell>
          <table:table-cell office:value-type="float" office:value="869" table:style-name="ce13">
            <text:p>869</text:p>
          </table:table-cell>
          <table:table-cell office:value-type="float" office:value="166537" table:style-name="ce13">
            <text:p>166,537</text:p>
          </table:table-cell>
          <table:table-cell office:value-type="float" office:value="118654" table:style-name="ce13">
            <text:p>118,654</text:p>
          </table:table-cell>
          <table:table-cell office:value-type="float" office:value="671727" table:style-name="ce13">
            <text:p>671,727</text:p>
          </table:table-cell>
          <table:table-cell office:value-type="float" office:value="487" table:style-name="ce13">
            <text:p>487</text:p>
          </table:table-cell>
          <table:table-cell office:value-type="float" office:value="0.08" table:style-name="ce14">
            <text:p>0.08</text:p>
          </table:table-cell>
          <table:table-cell office:value-type="float" office:value="0.02" table:style-name="ce14">
            <text:p>0.02</text:p>
          </table:table-cell>
          <table:table-cell office:value-type="float" office:value="1670.86" table:style-name="ce14">
            <text:p>1,670.86</text:p>
          </table:table-cell>
          <table:table-cell office:value-type="float" office:value="383" table:style-name="ce13">
            <text:p>383</text:p>
          </table:table-cell>
          <table:table-cell office:value-type="float" office:value="5216" table:style-name="ce13">
            <text:p>5,21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土地銀行</text:span></text:p>
          </table:table-cell>
          <table:table-cell office:value-type="float" office:value="344964" table:style-name="ce13">
            <text:p>344,964</text:p>
          </table:table-cell>
          <table:table-cell office:value-type="float" office:value="137050" table:style-name="ce13">
            <text:p>137,050</text:p>
          </table:table-cell>
          <table:table-cell office:value-type="float" office:value="6477" table:style-name="ce13">
            <text:p>6,477</text:p>
          </table:table-cell>
          <table:table-cell office:value-type="float" office:value="1706" table:style-name="ce13">
            <text:p>1,706</text:p>
          </table:table-cell>
          <table:table-cell office:value-type="float" office:value="350514" table:style-name="ce13">
            <text:p>350,514</text:p>
          </table:table-cell>
          <table:table-cell office:value-type="float" office:value="108866" table:style-name="ce13">
            <text:p>108,866</text:p>
          </table:table-cell>
          <table:table-cell office:value-type="float" office:value="734158" table:style-name="ce13">
            <text:p>734,158</text:p>
          </table:table-cell>
          <table:table-cell office:value-type="float" office:value="636" table:style-name="ce13">
            <text:p>636</text:p>
          </table:table-cell>
          <table:table-cell office:value-type="float" office:value="0.27" table:style-name="ce14">
            <text:p>0.27</text:p>
          </table:table-cell>
          <table:table-cell office:value-type="float" office:value="0.21" table:style-name="ce14">
            <text:p>0.21</text:p>
          </table:table-cell>
          <table:table-cell office:value-type="float" office:value="1267" table:style-name="ce14">
            <text:p>1,267.00</text:p>
          </table:table-cell>
          <table:table-cell office:value-type="float" office:value="1631" table:style-name="ce13">
            <text:p>1,631</text:p>
          </table:table-cell>
          <table:table-cell office:value-type="float" office:value="16166" table:style-name="ce13">
            <text:p>16,16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合作金庫商業銀行</text:span></text:p>
          </table:table-cell>
          <table:table-cell office:value-type="float" office:value="623544" table:style-name="ce13">
            <text:p>623,544</text:p>
          </table:table-cell>
          <table:table-cell office:value-type="float" office:value="363374" table:style-name="ce13">
            <text:p>363,374</text:p>
          </table:table-cell>
          <table:table-cell office:value-type="float" office:value="8768" table:style-name="ce13">
            <text:p>8,768</text:p>
          </table:table-cell>
          <table:table-cell office:value-type="float" office:value="4448" table:style-name="ce13">
            <text:p>4,448</text:p>
          </table:table-cell>
          <table:table-cell office:value-type="float" office:value="751855" table:style-name="ce13">
            <text:p>751,855</text:p>
          </table:table-cell>
          <table:table-cell office:value-type="float" office:value="1213148" table:style-name="ce13">
            <text:p>1,213,148</text:p>
          </table:table-cell>
          <table:table-cell office:value-type="float" office:value="2966697" table:style-name="ce13">
            <text:p>2,966,697</text:p>
          </table:table-cell>
          <table:table-cell office:value-type="float" office:value="1748" table:style-name="ce13">
            <text:p>1,748</text:p>
          </table:table-cell>
          <table:table-cell office:value-type="float" office:value="0.13" table:style-name="ce14">
            <text:p>0.13</text:p>
          </table:table-cell>
          <table:table-cell office:value-type="float" office:value="0.1" table:style-name="ce14">
            <text:p>0.10</text:p>
          </table:table-cell>
          <table:table-cell office:value-type="float" office:value="560.54" table:style-name="ce14">
            <text:p>560.54</text:p>
          </table:table-cell>
          <table:table-cell office:value-type="float" office:value="3616" table:style-name="ce13">
            <text:p>3,616</text:p>
          </table:table-cell>
          <table:table-cell office:value-type="float" office:value="42548" table:style-name="ce13">
            <text:p>42,54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第一商業銀行</text:span></text:p>
          </table:table-cell>
          <table:table-cell office:value-type="float" office:value="1391351" table:style-name="ce13">
            <text:p>1,391,351</text:p>
          </table:table-cell>
          <table:table-cell office:value-type="float" office:value="831719" table:style-name="ce13">
            <text:p>831,719</text:p>
          </table:table-cell>
          <table:table-cell office:value-type="float" office:value="17880" table:style-name="ce13">
            <text:p>17,880</text:p>
          </table:table-cell>
          <table:table-cell office:value-type="float" office:value="9584" table:style-name="ce13">
            <text:p>9,584</text:p>
          </table:table-cell>
          <table:table-cell office:value-type="float" office:value="1429313" table:style-name="ce13">
            <text:p>1,429,313</text:p>
          </table:table-cell>
          <table:table-cell office:value-type="float" office:value="2084707" table:style-name="ce13">
            <text:p>2,084,707</text:p>
          </table:table-cell>
          <table:table-cell office:value-type="float" office:value="4713736" table:style-name="ce13">
            <text:p>4,713,736</text:p>
          </table:table-cell>
          <table:table-cell office:value-type="float" office:value="8208" table:style-name="ce13">
            <text:p>8,208</text:p>
          </table:table-cell>
          <table:table-cell office:value-type="float" office:value="0.03" table:style-name="ce14">
            <text:p>0.03</text:p>
          </table:table-cell>
          <table:table-cell office:value-type="float" office:value="0" table:style-name="ce14">
            <text:p>0.00</text:p>
          </table:table-cell>
          <table:table-cell office:value-type="float" office:value="2386.2600000000002" table:style-name="ce14">
            <text:p>2,386.26</text:p>
          </table:table-cell>
          <table:table-cell office:value-type="float" office:value="5501" table:style-name="ce13">
            <text:p>5,501</text:p>
          </table:table-cell>
          <table:table-cell office:value-type="float" office:value="48459" table:style-name="ce13">
            <text:p>48,45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南商業銀行</text:span></text:p>
          </table:table-cell>
          <table:table-cell office:value-type="float" office:value="1035364" table:style-name="ce13">
            <text:p>1,035,364</text:p>
          </table:table-cell>
          <table:table-cell office:value-type="float" office:value="769360" table:style-name="ce13">
            <text:p>769,360</text:p>
          </table:table-cell>
          <table:table-cell office:value-type="float" office:value="22721" table:style-name="ce13">
            <text:p>22,721</text:p>
          </table:table-cell>
          <table:table-cell office:value-type="float" office:value="6888" table:style-name="ce13">
            <text:p>6,888</text:p>
          </table:table-cell>
          <table:table-cell office:value-type="float" office:value="974738" table:style-name="ce13">
            <text:p>974,738</text:p>
          </table:table-cell>
          <table:table-cell office:value-type="float" office:value="3609297" table:style-name="ce13">
            <text:p>3,609,297</text:p>
          </table:table-cell>
          <table:table-cell office:value-type="float" office:value="4639501" table:style-name="ce13">
            <text:p>4,639,501</text:p>
          </table:table-cell>
          <table:table-cell office:value-type="float" office:value="1347" table:style-name="ce13">
            <text:p>1,347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576.14" table:style-name="ce14">
            <text:p>576.14</text:p>
          </table:table-cell>
          <table:table-cell office:value-type="float" office:value="14120" table:style-name="ce13">
            <text:p>14,120</text:p>
          </table:table-cell>
          <table:table-cell office:value-type="float" office:value="39108" table:style-name="ce13">
            <text:p>39,10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彰化商業銀行</text:span></text:p>
          </table:table-cell>
          <table:table-cell office:value-type="float" office:value="574307" table:style-name="ce13">
            <text:p>574,307</text:p>
          </table:table-cell>
          <table:table-cell office:value-type="float" office:value="251323" table:style-name="ce13">
            <text:p>251,323</text:p>
          </table:table-cell>
          <table:table-cell office:value-type="float" office:value="7124" table:style-name="ce13">
            <text:p>7,124</text:p>
          </table:table-cell>
          <table:table-cell office:value-type="float" office:value="2951" table:style-name="ce13">
            <text:p>2,951</text:p>
          </table:table-cell>
          <table:table-cell office:value-type="float" office:value="321269" table:style-name="ce13">
            <text:p>321,269</text:p>
          </table:table-cell>
          <table:table-cell office:value-type="float" office:value="656659" table:style-name="ce13">
            <text:p>656,659</text:p>
          </table:table-cell>
          <table:table-cell office:value-type="float" office:value="1481331" table:style-name="ce13">
            <text:p>1,481,331</text:p>
          </table:table-cell>
          <table:table-cell office:value-type="float" office:value="778" table:style-name="ce13">
            <text:p>778</text:p>
          </table:table-cell>
          <table:table-cell office:value-type="float" office:value="0.18" table:style-name="ce14">
            <text:p>0.18</text:p>
          </table:table-cell>
          <table:table-cell office:value-type="float" office:value="0" table:style-name="ce14">
            <text:p>0.00</text:p>
          </table:table-cell>
          <table:table-cell office:value-type="float" office:value="717.55" table:style-name="ce14">
            <text:p>717.55</text:p>
          </table:table-cell>
          <table:table-cell office:value-type="float" office:value="1671" table:style-name="ce13">
            <text:p>1,671</text:p>
          </table:table-cell>
          <table:table-cell office:value-type="float" office:value="12385" table:style-name="ce13">
            <text:p>12,38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上海商業儲蓄銀行</text:span></text:p>
          </table:table-cell>
          <table:table-cell office:value-type="float" office:value="443946" table:style-name="ce13">
            <text:p>443,946</text:p>
          </table:table-cell>
          <table:table-cell office:value-type="float" office:value="229998" table:style-name="ce13">
            <text:p>229,998</text:p>
          </table:table-cell>
          <table:table-cell office:value-type="float" office:value="3267" table:style-name="ce13">
            <text:p>3,267</text:p>
          </table:table-cell>
          <table:table-cell office:value-type="float" office:value="2058" table:style-name="ce13">
            <text:p>2,058</text:p>
          </table:table-cell>
          <table:table-cell office:value-type="float" office:value="550734" table:style-name="ce13">
            <text:p>550,734</text:p>
          </table:table-cell>
          <table:table-cell office:value-type="float" office:value="900252" table:style-name="ce13">
            <text:p>900,252</text:p>
          </table:table-cell>
          <table:table-cell office:value-type="float" office:value="1302512" table:style-name="ce13">
            <text:p>1,302,512</text:p>
          </table:table-cell>
          <table:table-cell office:value-type="float" office:value="4827" table:style-name="ce13">
            <text:p>4,827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.09" table:style-name="ce14">
            <text:p>0.09</text:p>
          </table:table-cell>
          <table:table-cell office:value-type="float" office:value="2022.88" table:style-name="ce14">
            <text:p>2,022.88</text:p>
          </table:table-cell>
          <table:table-cell office:value-type="float" office:value="1920" table:style-name="ce13">
            <text:p>1,920</text:p>
          </table:table-cell>
          <table:table-cell office:value-type="float" office:value="21568" table:style-name="ce13">
            <text:p>21,56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北富邦商業銀行</text:span></text:p>
          </table:table-cell>
          <table:table-cell office:value-type="float" office:value="4085717" table:style-name="ce13">
            <text:p>4,085,717</text:p>
          </table:table-cell>
          <table:table-cell office:value-type="float" office:value="2728250" table:style-name="ce13">
            <text:p>2,728,250</text:p>
          </table:table-cell>
          <table:table-cell office:value-type="float" office:value="36429" table:style-name="ce13">
            <text:p>36,429</text:p>
          </table:table-cell>
          <table:table-cell office:value-type="float" office:value="15945" table:style-name="ce13">
            <text:p>15,945</text:p>
          </table:table-cell>
          <table:table-cell office:value-type="float" office:value="5629119" table:style-name="ce13">
            <text:p>5,629,119</text:p>
          </table:table-cell>
          <table:table-cell office:value-type="float" office:value="23589830" table:style-name="ce13">
            <text:p>23,589,830</text:p>
          </table:table-cell>
          <table:table-cell office:value-type="float" office:value="23963091" table:style-name="ce13">
            <text:p>23,963,091</text:p>
          </table:table-cell>
          <table:table-cell office:value-type="float" office:value="73461" table:style-name="ce13">
            <text:p>73,461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1468.58" table:style-name="ce14">
            <text:p>1,468.58</text:p>
          </table:table-cell>
          <table:table-cell office:value-type="float" office:value="24312" table:style-name="ce13">
            <text:p>24,312</text:p>
          </table:table-cell>
          <table:table-cell office:value-type="float" office:value="202002" table:style-name="ce13">
            <text:p>202,00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國泰世華商業銀行</text:span></text:p>
          </table:table-cell>
          <table:table-cell office:value-type="float" office:value="7489841" table:style-name="ce13">
            <text:p>7,489,841</text:p>
          </table:table-cell>
          <table:table-cell office:value-type="float" office:value="5263560" table:style-name="ce13">
            <text:p>5,263,560</text:p>
          </table:table-cell>
          <table:table-cell office:value-type="float" office:value="183383" table:style-name="ce13">
            <text:p>183,383</text:p>
          </table:table-cell>
          <table:table-cell office:value-type="float" office:value="76140" table:style-name="ce13">
            <text:p>76,140</text:p>
          </table:table-cell>
          <table:table-cell office:value-type="float" office:value="17471236" table:style-name="ce13">
            <text:p>17,471,236</text:p>
          </table:table-cell>
          <table:table-cell office:value-type="float" office:value="19454976" table:style-name="ce13">
            <text:p>19,454,976</text:p>
          </table:table-cell>
          <table:table-cell office:value-type="float" office:value="41601878" table:style-name="ce13">
            <text:p>41,601,878</text:p>
          </table:table-cell>
          <table:table-cell office:value-type="float" office:value="188612" table:style-name="ce13">
            <text:p>188,612</text:p>
          </table:table-cell>
          <table:table-cell office:value-type="float" office:value="0.1" table:style-name="ce14">
            <text:p>0.10</text:p>
          </table:table-cell>
          <table:table-cell office:value-type="float" office:value="0" table:style-name="ce14">
            <text:p>0.00</text:p>
          </table:table-cell>
          <table:table-cell office:value-type="float" office:value="1454.85" table:style-name="ce14">
            <text:p>1,454.85</text:p>
          </table:table-cell>
          <table:table-cell office:value-type="float" office:value="36678" table:style-name="ce13">
            <text:p>36,678</text:p>
          </table:table-cell>
          <table:table-cell office:value-type="float" office:value="348529" table:style-name="ce13">
            <text:p>348,52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高雄銀行</text:span></text:p>
          </table:table-cell>
          <table:table-cell office:value-type="float" office:value="15927" table:style-name="ce13">
            <text:p>15,927</text:p>
          </table:table-cell>
          <table:table-cell office:value-type="float" office:value="5709" table:style-name="ce13">
            <text:p>5,709</text:p>
          </table:table-cell>
          <table:table-cell office:value-type="float" office:value="31" table:style-name="ce13">
            <text:p>31</text:p>
          </table:table-cell>
          <table:table-cell office:value-type="float" office:value="72" table:style-name="ce13">
            <text:p>72</text:p>
          </table:table-cell>
          <table:table-cell office:value-type="float" office:value="12029" table:style-name="ce13">
            <text:p>12,029</text:p>
          </table:table-cell>
          <table:table-cell office:value-type="float" office:value="527" table:style-name="ce13">
            <text:p>527</text:p>
          </table:table-cell>
          <table:table-cell office:value-type="float" office:value="186198" table:style-name="ce13">
            <text:p>186,198</text:p>
          </table:table-cell>
          <table:table-cell office:value-type="float" office:value="176" table:style-name="ce13">
            <text:p>176</text:p>
          </table:table-cell>
          <table:table-cell office:value-type="float" office:value="0.16" table:style-name="ce14">
            <text:p>0.16</text:p>
          </table:table-cell>
          <table:table-cell office:value-type="float" office:value="0.16" table:style-name="ce14">
            <text:p>0.16</text:p>
          </table:table-cell>
          <table:table-cell office:value-type="float" office:value="389.1" table:style-name="ce14">
            <text:p>389.10</text:p>
          </table:table-cell>
          <table:table-cell office:value-type="float" office:value="282" table:style-name="ce13">
            <text:p>282</text:p>
          </table:table-cell>
          <table:table-cell office:value-type="float" office:value="969" table:style-name="ce13">
            <text:p>96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兆豐國際商業銀行</text:span></text:p>
          </table:table-cell>
          <table:table-cell office:value-type="float" office:value="1045554" table:style-name="ce13">
            <text:p>1,045,554</text:p>
          </table:table-cell>
          <table:table-cell office:value-type="float" office:value="620130" table:style-name="ce13">
            <text:p>620,130</text:p>
          </table:table-cell>
          <table:table-cell office:value-type="float" office:value="9264" table:style-name="ce13">
            <text:p>9,264</text:p>
          </table:table-cell>
          <table:table-cell office:value-type="float" office:value="3619" table:style-name="ce13">
            <text:p>3,619</text:p>
          </table:table-cell>
          <table:table-cell office:value-type="float" office:value="1657771" table:style-name="ce13">
            <text:p>1,657,771</text:p>
          </table:table-cell>
          <table:table-cell office:value-type="float" office:value="3655612" table:style-name="ce13">
            <text:p>3,655,612</text:p>
          </table:table-cell>
          <table:table-cell office:value-type="float" office:value="3384892" table:style-name="ce13">
            <text:p>3,384,892</text:p>
          </table:table-cell>
          <table:table-cell office:value-type="float" office:value="9177" table:style-name="ce13">
            <text:p>9,177</text:p>
          </table:table-cell>
          <table:table-cell office:value-type="float" office:value="0.22" table:style-name="ce14">
            <text:p>0.22</text:p>
          </table:table-cell>
          <table:table-cell office:value-type="float" office:value="0.04" table:style-name="ce14">
            <text:p>0.04</text:p>
          </table:table-cell>
          <table:table-cell office:value-type="float" office:value="639.67999999999995" table:style-name="ce14">
            <text:p>639.68</text:p>
          </table:table-cell>
          <table:table-cell office:value-type="float" office:value="2760" table:style-name="ce13">
            <text:p>2,760</text:p>
          </table:table-cell>
          <table:table-cell office:value-type="float" office:value="37242" table:style-name="ce13">
            <text:p>37,24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29579" table:style-name="ce13">
            <text:p>2,829,579</text:p>
          </table:table-cell>
          <table:table-cell office:value-type="float" office:value="2108265" table:style-name="ce13">
            <text:p>2,108,265</text:p>
          </table:table-cell>
          <table:table-cell office:value-type="float" office:value="18642" table:style-name="ce13">
            <text:p>18,642</text:p>
          </table:table-cell>
          <table:table-cell office:value-type="float" office:value="30929" table:style-name="ce13">
            <text:p>30,929</text:p>
          </table:table-cell>
          <table:table-cell office:value-type="float" office:value="9936847" table:style-name="ce13">
            <text:p>9,936,847</text:p>
          </table:table-cell>
          <table:table-cell office:value-type="float" office:value="9815764" table:style-name="ce13">
            <text:p>9,815,764</text:p>
          </table:table-cell>
          <table:table-cell office:value-type="float" office:value="16466303" table:style-name="ce13">
            <text:p>16,466,303</text:p>
          </table:table-cell>
          <table:table-cell office:value-type="float" office:value="110274" table:style-name="ce13">
            <text:p>110,274</text:p>
          </table:table-cell>
          <table:table-cell office:value-type="float" office:value="0.47" table:style-name="ce14">
            <text:p>0.47</text:p>
          </table:table-cell>
          <table:table-cell office:value-type="float" office:value="0.1" table:style-name="ce14">
            <text:p>0.10</text:p>
          </table:table-cell>
          <table:table-cell office:value-type="float" office:value="459.97" table:style-name="ce14">
            <text:p>459.97</text:p>
          </table:table-cell>
          <table:table-cell office:value-type="float" office:value="41241" table:style-name="ce13">
            <text:p>41,241</text:p>
          </table:table-cell>
          <table:table-cell office:value-type="float" office:value="367512" table:style-name="ce13">
            <text:p>367,51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中小企業銀行</text:span></text:p>
          </table:table-cell>
          <table:table-cell office:value-type="float" office:value="195442" table:style-name="ce13">
            <text:p>195,442</text:p>
          </table:table-cell>
          <table:table-cell office:value-type="float" office:value="99680" table:style-name="ce13">
            <text:p>99,680</text:p>
          </table:table-cell>
          <table:table-cell office:value-type="float" office:value="370" table:style-name="ce13">
            <text:p>370</text:p>
          </table:table-cell>
          <table:table-cell office:value-type="float" office:value="770" table:style-name="ce13">
            <text:p>770</text:p>
          </table:table-cell>
          <table:table-cell office:value-type="float" office:value="300936" table:style-name="ce13">
            <text:p>300,936</text:p>
          </table:table-cell>
          <table:table-cell office:value-type="float" office:value="86393" table:style-name="ce13">
            <text:p>86,393</text:p>
          </table:table-cell>
          <table:table-cell office:value-type="float" office:value="764113" table:style-name="ce13">
            <text:p>764,113</text:p>
          </table:table-cell>
          <table:table-cell office:value-type="float" office:value="1306" table:style-name="ce13">
            <text:p>1,306</text:p>
          </table:table-cell>
          <table:table-cell office:value-type="float" office:value="0.11" table:style-name="ce14">
            <text:p>0.11</text:p>
          </table:table-cell>
          <table:table-cell office:value-type="float" office:value="0.04" table:style-name="ce14">
            <text:p>0.04</text:p>
          </table:table-cell>
          <table:table-cell office:value-type="float" office:value="322.69" table:style-name="ce14">
            <text:p>322.69</text:p>
          </table:table-cell>
          <table:table-cell office:value-type="float" office:value="572" table:style-name="ce13">
            <text:p>572</text:p>
          </table:table-cell>
          <table:table-cell office:value-type="float" office:value="11351" table:style-name="ce13">
            <text:p>11,35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渣打國際商業銀行</text:span></text:p>
          </table:table-cell>
          <table:table-cell office:value-type="float" office:value="396420" table:style-name="ce13">
            <text:p>396,420</text:p>
          </table:table-cell>
          <table:table-cell office:value-type="float" office:value="264596" table:style-name="ce13">
            <text:p>264,596</text:p>
          </table:table-cell>
          <table:table-cell office:value-type="float" office:value="1260" table:style-name="ce13">
            <text:p>1,260</text:p>
          </table:table-cell>
          <table:table-cell office:value-type="float" office:value="4708" table:style-name="ce13">
            <text:p>4,708</text:p>
          </table:table-cell>
          <table:table-cell office:value-type="float" office:value="1066472" table:style-name="ce13">
            <text:p>1,066,472</text:p>
          </table:table-cell>
          <table:table-cell office:value-type="float" office:value="463270" table:style-name="ce13">
            <text:p>463,270</text:p>
          </table:table-cell>
          <table:table-cell office:value-type="float" office:value="2381311" table:style-name="ce13">
            <text:p>2,381,311</text:p>
          </table:table-cell>
          <table:table-cell office:value-type="float" office:value="3713" table:style-name="ce13">
            <text:p>3,713</text:p>
          </table:table-cell>
          <table:table-cell office:value-type="float" office:value="0.17" table:style-name="ce14">
            <text:p>0.17</text:p>
          </table:table-cell>
          <table:table-cell office:value-type="float" office:value="0" table:style-name="ce14">
            <text:p>0.00</text:p>
          </table:table-cell>
          <table:table-cell office:value-type="float" office:value="976.32" table:style-name="ce14">
            <text:p>976.32</text:p>
          </table:table-cell>
          <table:table-cell office:value-type="float" office:value="4034" table:style-name="ce13">
            <text:p>4,034</text:p>
          </table:table-cell>
          <table:table-cell office:value-type="float" office:value="33314" table:style-name="ce13">
            <text:p>33,31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中商業銀行</text:span></text:p>
          </table:table-cell>
          <table:table-cell office:value-type="float" office:value="156539" table:style-name="ce13">
            <text:p>156,539</text:p>
          </table:table-cell>
          <table:table-cell office:value-type="float" office:value="77183" table:style-name="ce13">
            <text:p>77,183</text:p>
          </table:table-cell>
          <table:table-cell office:value-type="float" office:value="1657" table:style-name="ce13">
            <text:p>1,657</text:p>
          </table:table-cell>
          <table:table-cell office:value-type="float" office:value="719" table:style-name="ce13">
            <text:p>719</text:p>
          </table:table-cell>
          <table:table-cell office:value-type="float" office:value="206238" table:style-name="ce13">
            <text:p>206,238</text:p>
          </table:table-cell>
          <table:table-cell office:value-type="float" office:value="49918" table:style-name="ce13">
            <text:p>49,918</text:p>
          </table:table-cell>
          <table:table-cell office:value-type="float" office:value="545767" table:style-name="ce13">
            <text:p>545,767</text:p>
          </table:table-cell>
          <table:table-cell office:value-type="float" office:value="162" table:style-name="ce13">
            <text:p>162</text:p>
          </table:table-cell>
          <table:table-cell office:value-type="float" office:value="0.37" table:style-name="ce14">
            <text:p>0.37</text:p>
          </table:table-cell>
          <table:table-cell office:value-type="float" office:value="0" table:style-name="ce14">
            <text:p>0.00</text:p>
          </table:table-cell>
          <table:table-cell office:value-type="float" office:value="1372.99" table:style-name="ce14">
            <text:p>1,372.99</text:p>
          </table:table-cell>
          <table:table-cell office:value-type="float" office:value="1104" table:style-name="ce13">
            <text:p>1,104</text:p>
          </table:table-cell>
          <table:table-cell office:value-type="float" office:value="13484" table:style-name="ce13">
            <text:p>13,48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29002" table:style-name="ce13">
            <text:p>629,002</text:p>
          </table:table-cell>
          <table:table-cell office:value-type="float" office:value="429807" table:style-name="ce13">
            <text:p>429,807</text:p>
          </table:table-cell>
          <table:table-cell office:value-type="float" office:value="7307" table:style-name="ce13">
            <text:p>7,307</text:p>
          </table:table-cell>
          <table:table-cell office:value-type="float" office:value="5903" table:style-name="ce13">
            <text:p>5,903</text:p>
          </table:table-cell>
          <table:table-cell office:value-type="float" office:value="1810894" table:style-name="ce13">
            <text:p>1,810,894</text:p>
          </table:table-cell>
          <table:table-cell office:value-type="float" office:value="1244613" table:style-name="ce13">
            <text:p>1,244,613</text:p>
          </table:table-cell>
          <table:table-cell office:value-type="float" office:value="4872459" table:style-name="ce13">
            <text:p>4,872,459</text:p>
          </table:table-cell>
          <table:table-cell office:value-type="float" office:value="18992" table:style-name="ce13">
            <text:p>18,992</text:p>
          </table:table-cell>
          <table:table-cell office:value-type="float" office:value="0.17" table:style-name="ce14">
            <text:p>0.17</text:p>
          </table:table-cell>
          <table:table-cell office:value-type="float" office:value="0" table:style-name="ce14">
            <text:p>0.00</text:p>
          </table:table-cell>
          <table:table-cell office:value-type="float" office:value="2158.11" table:style-name="ce14">
            <text:p>2,158.11</text:p>
          </table:table-cell>
          <table:table-cell office:value-type="float" office:value="5318" table:style-name="ce13">
            <text:p>5,318</text:p>
          </table:table-cell>
          <table:table-cell office:value-type="float" office:value="50353" table:style-name="ce13">
            <text:p>50,35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泰商業銀行</text:span></text:p>
          </table:table-cell>
          <table:table-cell office:value-type="float" office:value="9101" table:style-name="ce13">
            <text:p>9,101</text:p>
          </table:table-cell>
          <table:table-cell office:value-type="float" office:value="4891" table:style-name="ce13">
            <text:p>4,891</text:p>
          </table:table-cell>
          <table:table-cell office:value-type="float" office:value="8" table:style-name="ce13">
            <text:p>8</text:p>
          </table:table-cell>
          <table:table-cell office:value-type="float" office:value="18" table:style-name="ce13">
            <text:p>18</text:p>
          </table:table-cell>
          <table:table-cell office:value-type="float" office:value="9380" table:style-name="ce13">
            <text:p>9,380</text:p>
          </table:table-cell>
          <table:table-cell office:value-type="float" office:value="1952" table:style-name="ce13">
            <text:p>1,952</text:p>
          </table:table-cell>
          <table:table-cell office:value-type="float" office:value="33943" table:style-name="ce13">
            <text:p>33,943</text:p>
          </table:table-cell>
          <table:table-cell office:value-type="float" office:value="0" table:style-name="ce13">
            <text:p>0</text:p>
          </table:table-cell>
          <table:table-cell office:value-type="float" office:value="0.52" table:style-name="ce14">
            <text:p>0.52</text:p>
          </table:table-cell>
          <table:table-cell office:value-type="float" office:value="0.33" table:style-name="ce14">
            <text:p>0.33</text:p>
          </table:table-cell>
          <table:table-cell office:value-type="float" office:value="449.56" table:style-name="ce14">
            <text:p>449.56</text:p>
          </table:table-cell>
          <table:table-cell office:value-type="float" office:value="0" table:style-name="ce13">
            <text:p>0</text:p>
          </table:table-cell>
          <table:table-cell office:value-type="float" office:value="293" table:style-name="ce13">
            <text:p>29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新光商業銀行</text:span></text:p>
          </table:table-cell>
          <table:table-cell office:value-type="float" office:value="952341" table:style-name="ce13">
            <text:p>952,341</text:p>
          </table:table-cell>
          <table:table-cell office:value-type="float" office:value="567029" table:style-name="ce13">
            <text:p>567,029</text:p>
          </table:table-cell>
          <table:table-cell office:value-type="float" office:value="9656" table:style-name="ce13">
            <text:p>9,656</text:p>
          </table:table-cell>
          <table:table-cell office:value-type="float" office:value="5575" table:style-name="ce13">
            <text:p>5,575</text:p>
          </table:table-cell>
          <table:table-cell office:value-type="float" office:value="1519959" table:style-name="ce13">
            <text:p>1,519,959</text:p>
          </table:table-cell>
          <table:table-cell office:value-type="float" office:value="2165523" table:style-name="ce13">
            <text:p>2,165,523</text:p>
          </table:table-cell>
          <table:table-cell office:value-type="float" office:value="3738042" table:style-name="ce13">
            <text:p>3,738,042</text:p>
          </table:table-cell>
          <table:table-cell office:value-type="float" office:value="4294" table:style-name="ce13">
            <text:p>4,294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248" table:style-name="ce14">
            <text:p>248.00</text:p>
          </table:table-cell>
          <table:table-cell office:value-type="float" office:value="5673" table:style-name="ce13">
            <text:p>5,673</text:p>
          </table:table-cell>
          <table:table-cell office:value-type="float" office:value="43707" table:style-name="ce13">
            <text:p>43,70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陽信商業銀行</text:span></text:p>
          </table:table-cell>
          <table:table-cell office:value-type="float" office:value="115835" table:style-name="ce13">
            <text:p>115,835</text:p>
          </table:table-cell>
          <table:table-cell office:value-type="float" office:value="55790" table:style-name="ce13">
            <text:p>55,790</text:p>
          </table:table-cell>
          <table:table-cell office:value-type="float" office:value="1630" table:style-name="ce13">
            <text:p>1,630</text:p>
          </table:table-cell>
          <table:table-cell office:value-type="float" office:value="826" table:style-name="ce13">
            <text:p>826</text:p>
          </table:table-cell>
          <table:table-cell office:value-type="float" office:value="179655" table:style-name="ce13">
            <text:p>179,655</text:p>
          </table:table-cell>
          <table:table-cell office:value-type="float" office:value="98709" table:style-name="ce13">
            <text:p>98,709</text:p>
          </table:table-cell>
          <table:table-cell office:value-type="float" office:value="340841" table:style-name="ce13">
            <text:p>340,841</text:p>
          </table:table-cell>
          <table:table-cell office:value-type="float" office:value="75" table:style-name="ce13">
            <text:p>75</text:p>
          </table:table-cell>
          <table:table-cell office:value-type="float" office:value="0.67" table:style-name="ce14">
            <text:p>0.67</text:p>
          </table:table-cell>
          <table:table-cell office:value-type="float" office:value="0.13" table:style-name="ce14">
            <text:p>0.13</text:p>
          </table:table-cell>
          <table:table-cell office:value-type="float" office:value="311.12" table:style-name="ce14">
            <text:p>311.12</text:p>
          </table:table-cell>
          <table:table-cell office:value-type="float" office:value="0" table:style-name="ce13">
            <text:p>0</text:p>
          </table:table-cell>
          <table:table-cell office:value-type="float" office:value="5002" table:style-name="ce13">
            <text:p>5,00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三信商業銀行</text:span></text:p>
          </table:table-cell>
          <table:table-cell office:value-type="float" office:value="15625" table:style-name="ce13">
            <text:p>15,625</text:p>
          </table:table-cell>
          <table:table-cell office:value-type="float" office:value="10343" table:style-name="ce13">
            <text:p>10,343</text:p>
          </table:table-cell>
          <table:table-cell office:value-type="float" office:value="198" table:style-name="ce13">
            <text:p>198</text:p>
          </table:table-cell>
          <table:table-cell office:value-type="float" office:value="47" table:style-name="ce13">
            <text:p>47</text:p>
          </table:table-cell>
          <table:table-cell office:value-type="float" office:value="17555" table:style-name="ce13">
            <text:p>17,555</text:p>
          </table:table-cell>
          <table:table-cell office:value-type="float" office:value="12460" table:style-name="ce13">
            <text:p>12,460</text:p>
          </table:table-cell>
          <table:table-cell office:value-type="float" office:value="99666" table:style-name="ce13">
            <text:p>99,666</text:p>
          </table:table-cell>
          <table:table-cell office:value-type="float" office:value="15" table:style-name="ce13">
            <text:p>15</text:p>
          </table:table-cell>
          <table:table-cell office:value-type="float" office:value="0.33" table:style-name="ce14">
            <text:p>0.33</text:p>
          </table:table-cell>
          <table:table-cell office:value-type="float" office:value="0" table:style-name="ce14">
            <text:p>0.00</text:p>
          </table:table-cell>
          <table:table-cell office:value-type="float" office:value="8430.02" table:style-name="ce14">
            <text:p>8,430.02</text:p>
          </table:table-cell>
          <table:table-cell office:value-type="float" office:value="296" table:style-name="ce13">
            <text:p>296</text:p>
          </table:table-cell>
          <table:table-cell office:value-type="float" office:value="992" table:style-name="ce13">
            <text:p>99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聯邦商業銀行</text:span></text:p>
          </table:table-cell>
          <table:table-cell office:value-type="float" office:value="2207397" table:style-name="ce13">
            <text:p>2,207,397</text:p>
          </table:table-cell>
          <table:table-cell office:value-type="float" office:value="1289698" table:style-name="ce13">
            <text:p>1,289,698</text:p>
          </table:table-cell>
          <table:table-cell office:value-type="float" office:value="21751" table:style-name="ce13">
            <text:p>21,751</text:p>
          </table:table-cell>
          <table:table-cell office:value-type="float" office:value="10430" table:style-name="ce13">
            <text:p>10,430</text:p>
          </table:table-cell>
          <table:table-cell office:value-type="float" office:value="5227724" table:style-name="ce13">
            <text:p>5,227,724</text:p>
          </table:table-cell>
          <table:table-cell office:value-type="float" office:value="4672393" table:style-name="ce13">
            <text:p>4,672,393</text:p>
          </table:table-cell>
          <table:table-cell office:value-type="float" office:value="8541815" table:style-name="ce13">
            <text:p>8,541,815</text:p>
          </table:table-cell>
          <table:table-cell office:value-type="float" office:value="53785" table:style-name="ce13">
            <text:p>53,785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167.96" table:style-name="ce14">
            <text:p>167.96</text:p>
          </table:table-cell>
          <table:table-cell office:value-type="float" office:value="10922" table:style-name="ce13">
            <text:p>10,922</text:p>
          </table:table-cell>
          <table:table-cell office:value-type="float" office:value="117180" table:style-name="ce13">
            <text:p>117,18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遠東國際商業銀行</text:span></text:p>
          </table:table-cell>
          <table:table-cell office:value-type="float" office:value="1571458" table:style-name="ce13">
            <text:p>1,571,458</text:p>
          </table:table-cell>
          <table:table-cell office:value-type="float" office:value="972884" table:style-name="ce13">
            <text:p>972,884</text:p>
          </table:table-cell>
          <table:table-cell office:value-type="float" office:value="8105" table:style-name="ce13">
            <text:p>8,105</text:p>
          </table:table-cell>
          <table:table-cell office:value-type="float" office:value="5881" table:style-name="ce13">
            <text:p>5,881</text:p>
          </table:table-cell>
          <table:table-cell office:value-type="float" office:value="3746563" table:style-name="ce13">
            <text:p>3,746,563</text:p>
          </table:table-cell>
          <table:table-cell office:value-type="float" office:value="4340550" table:style-name="ce13">
            <text:p>4,340,550</text:p>
          </table:table-cell>
          <table:table-cell office:value-type="float" office:value="3924447" table:style-name="ce13">
            <text:p>3,924,447</text:p>
          </table:table-cell>
          <table:table-cell office:value-type="float" office:value="106361" table:style-name="ce13">
            <text:p>106,361</text:p>
          </table:table-cell>
          <table:table-cell office:value-type="float" office:value="0.25" table:style-name="ce14">
            <text:p>0.25</text:p>
          </table:table-cell>
          <table:table-cell office:value-type="float" office:value="0.06" table:style-name="ce14">
            <text:p>0.06</text:p>
          </table:table-cell>
          <table:table-cell office:value-type="float" office:value="103.76" table:style-name="ce14">
            <text:p>103.76</text:p>
          </table:table-cell>
          <table:table-cell office:value-type="float" office:value="9999" table:style-name="ce13">
            <text:p>9,999</text:p>
          </table:table-cell>
          <table:table-cell office:value-type="float" office:value="96945" table:style-name="ce13">
            <text:p>96,94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元大商業銀行</text:span></text:p>
          </table:table-cell>
          <table:table-cell office:value-type="float" office:value="1159146" table:style-name="ce13">
            <text:p>1,159,146</text:p>
          </table:table-cell>
          <table:table-cell office:value-type="float" office:value="551172" table:style-name="ce13">
            <text:p>551,172</text:p>
          </table:table-cell>
          <table:table-cell office:value-type="float" office:value="4019" table:style-name="ce13">
            <text:p>4,019</text:p>
          </table:table-cell>
          <table:table-cell office:value-type="float" office:value="4765" table:style-name="ce13">
            <text:p>4,765</text:p>
          </table:table-cell>
          <table:table-cell office:value-type="float" office:value="1220483" table:style-name="ce13">
            <text:p>1,220,483</text:p>
          </table:table-cell>
          <table:table-cell office:value-type="float" office:value="2859379" table:style-name="ce13">
            <text:p>2,859,379</text:p>
          </table:table-cell>
          <table:table-cell office:value-type="float" office:value="3953925" table:style-name="ce13">
            <text:p>3,953,925</text:p>
          </table:table-cell>
          <table:table-cell office:value-type="float" office:value="17129" table:style-name="ce13">
            <text:p>17,129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609.66999999999996" table:style-name="ce14">
            <text:p>609.67</text:p>
          </table:table-cell>
          <table:table-cell office:value-type="float" office:value="2808" table:style-name="ce13">
            <text:p>2,808</text:p>
          </table:table-cell>
          <table:table-cell office:value-type="float" office:value="45893" table:style-name="ce13">
            <text:p>45,89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永豐商業銀行</text:span></text:p>
          </table:table-cell>
          <table:table-cell office:value-type="float" office:value="2146678" table:style-name="ce13">
            <text:p>2,146,678</text:p>
          </table:table-cell>
          <table:table-cell office:value-type="float" office:value="1148762" table:style-name="ce13">
            <text:p>1,148,762</text:p>
          </table:table-cell>
          <table:table-cell office:value-type="float" office:value="12399" table:style-name="ce13">
            <text:p>12,399</text:p>
          </table:table-cell>
          <table:table-cell office:value-type="float" office:value="5928" table:style-name="ce13">
            <text:p>5,928</text:p>
          </table:table-cell>
          <table:table-cell office:value-type="float" office:value="3951032" table:style-name="ce13">
            <text:p>3,951,032</text:p>
          </table:table-cell>
          <table:table-cell office:value-type="float" office:value="5244319" table:style-name="ce13">
            <text:p>5,244,319</text:p>
          </table:table-cell>
          <table:table-cell office:value-type="float" office:value="10043870" table:style-name="ce13">
            <text:p>10,043,870</text:p>
          </table:table-cell>
          <table:table-cell office:value-type="float" office:value="70576" table:style-name="ce13">
            <text:p>70,576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937.58" table:style-name="ce14">
            <text:p>937.58</text:p>
          </table:table-cell>
          <table:table-cell office:value-type="float" office:value="8945" table:style-name="ce13">
            <text:p>8,945</text:p>
          </table:table-cell>
          <table:table-cell office:value-type="float" office:value="102280" table:style-name="ce13">
            <text:p>102,28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玉山商業銀行</text:span></text:p>
          </table:table-cell>
          <table:table-cell office:value-type="float" office:value="6559993" table:style-name="ce13">
            <text:p>6,559,993</text:p>
          </table:table-cell>
          <table:table-cell office:value-type="float" office:value="4471779" table:style-name="ce13">
            <text:p>4,471,779</text:p>
          </table:table-cell>
          <table:table-cell office:value-type="float" office:value="48022" table:style-name="ce13">
            <text:p>48,022</text:p>
          </table:table-cell>
          <table:table-cell office:value-type="float" office:value="22106" table:style-name="ce13">
            <text:p>22,106</text:p>
          </table:table-cell>
          <table:table-cell office:value-type="float" office:value="12340002" table:style-name="ce13">
            <text:p>12,340,002</text:p>
          </table:table-cell>
          <table:table-cell office:value-type="float" office:value="21834698" table:style-name="ce13">
            <text:p>21,834,698</text:p>
          </table:table-cell>
          <table:table-cell office:value-type="float" office:value="34906370" table:style-name="ce13">
            <text:p>34,906,370</text:p>
          </table:table-cell>
          <table:table-cell office:value-type="float" office:value="232688" table:style-name="ce13">
            <text:p>232,688</text:p>
          </table:table-cell>
          <table:table-cell office:value-type="float" office:value="0.15" table:style-name="ce14">
            <text:p>0.15</text:p>
          </table:table-cell>
          <table:table-cell office:value-type="float" office:value="0" table:style-name="ce14">
            <text:p>0.00</text:p>
          </table:table-cell>
          <table:table-cell office:value-type="float" office:value="678.8" table:style-name="ce14">
            <text:p>678.80</text:p>
          </table:table-cell>
          <table:table-cell office:value-type="float" office:value="41037" table:style-name="ce13">
            <text:p>41,037</text:p>
          </table:table-cell>
          <table:table-cell office:value-type="float" office:value="344257" table:style-name="ce13">
            <text:p>344,25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凱基商業銀行</text:span></text:p>
          </table:table-cell>
          <table:table-cell office:value-type="float" office:value="372235" table:style-name="ce13">
            <text:p>372,235</text:p>
          </table:table-cell>
          <table:table-cell office:value-type="float" office:value="192523" table:style-name="ce13">
            <text:p>192,523</text:p>
          </table:table-cell>
          <table:table-cell office:value-type="float" office:value="4078" table:style-name="ce13">
            <text:p>4,078</text:p>
          </table:table-cell>
          <table:table-cell office:value-type="float" office:value="2092" table:style-name="ce13">
            <text:p>2,092</text:p>
          </table:table-cell>
          <table:table-cell office:value-type="float" office:value="1094085" table:style-name="ce13">
            <text:p>1,094,085</text:p>
          </table:table-cell>
          <table:table-cell office:value-type="float" office:value="964314" table:style-name="ce13">
            <text:p>964,314</text:p>
          </table:table-cell>
          <table:table-cell office:value-type="float" office:value="991978" table:style-name="ce13">
            <text:p>991,978</text:p>
          </table:table-cell>
          <table:table-cell office:value-type="float" office:value="5555" table:style-name="ce13">
            <text:p>5,555</text:p>
          </table:table-cell>
          <table:table-cell office:value-type="float" office:value="0.59" table:style-name="ce14">
            <text:p>0.59</text:p>
          </table:table-cell>
          <table:table-cell office:value-type="float" office:value="0.39" table:style-name="ce14">
            <text:p>0.39</text:p>
          </table:table-cell>
          <table:table-cell office:value-type="float" office:value="187.37" table:style-name="ce14">
            <text:p>187.37</text:p>
          </table:table-cell>
          <table:table-cell office:value-type="float" office:value="5279" table:style-name="ce13">
            <text:p>5,279</text:p>
          </table:table-cell>
          <table:table-cell office:value-type="float" office:value="46289" table:style-name="ce13">
            <text:p>46,28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08554" table:style-name="ce13">
            <text:p>608,554</text:p>
          </table:table-cell>
          <table:table-cell office:value-type="float" office:value="309322" table:style-name="ce13">
            <text:p>309,322</text:p>
          </table:table-cell>
          <table:table-cell office:value-type="float" office:value="7346" table:style-name="ce13">
            <text:p>7,346</text:p>
          </table:table-cell>
          <table:table-cell office:value-type="float" office:value="5143" table:style-name="ce13">
            <text:p>5,143</text:p>
          </table:table-cell>
          <table:table-cell office:value-type="float" office:value="1295133" table:style-name="ce13">
            <text:p>1,295,133</text:p>
          </table:table-cell>
          <table:table-cell office:value-type="float" office:value="2046219" table:style-name="ce13">
            <text:p>2,046,219</text:p>
          </table:table-cell>
          <table:table-cell office:value-type="float" office:value="2956435" table:style-name="ce13">
            <text:p>2,956,435</text:p>
          </table:table-cell>
          <table:table-cell office:value-type="float" office:value="20002" table:style-name="ce13">
            <text:p>20,002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396.37" table:style-name="ce14">
            <text:p>396.37</text:p>
          </table:table-cell>
          <table:table-cell office:value-type="float" office:value="14407" table:style-name="ce13">
            <text:p>14,407</text:p>
          </table:table-cell>
          <table:table-cell office:value-type="float" office:value="107432" table:style-name="ce13">
            <text:p>107,43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新國際商業銀行</text:span></text:p>
          </table:table-cell>
          <table:table-cell office:value-type="float" office:value="5957656" table:style-name="ce13">
            <text:p>5,957,656</text:p>
          </table:table-cell>
          <table:table-cell office:value-type="float" office:value="4046445" table:style-name="ce13">
            <text:p>4,046,445</text:p>
          </table:table-cell>
          <table:table-cell office:value-type="float" office:value="54463" table:style-name="ce13">
            <text:p>54,463</text:p>
          </table:table-cell>
          <table:table-cell office:value-type="float" office:value="24887" table:style-name="ce13">
            <text:p>24,887</text:p>
          </table:table-cell>
          <table:table-cell office:value-type="float" office:value="9937859" table:style-name="ce13">
            <text:p>9,937,859</text:p>
          </table:table-cell>
          <table:table-cell office:value-type="float" office:value="22118220" table:style-name="ce13">
            <text:p>22,118,220</text:p>
          </table:table-cell>
          <table:table-cell office:value-type="float" office:value="28430168" table:style-name="ce13">
            <text:p>28,430,168</text:p>
          </table:table-cell>
          <table:table-cell office:value-type="float" office:value="116513" table:style-name="ce13">
            <text:p>116,513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858.83" table:style-name="ce14">
            <text:p>858.83</text:p>
          </table:table-cell>
          <table:table-cell office:value-type="float" office:value="24616" table:style-name="ce13">
            <text:p>24,616</text:p>
          </table:table-cell>
          <table:table-cell office:value-type="float" office:value="206167" table:style-name="ce13">
            <text:p>206,16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日盛國際商業銀行</text:span></text:p>
          </table:table-cell>
          <table:table-cell office:value-type="float" office:value="141338" table:style-name="ce13">
            <text:p>141,338</text:p>
          </table:table-cell>
          <table:table-cell office:value-type="float" office:value="95739" table:style-name="ce13">
            <text:p>95,739</text:p>
          </table:table-cell>
          <table:table-cell office:value-type="float" office:value="215" table:style-name="ce13">
            <text:p>215</text:p>
          </table:table-cell>
          <table:table-cell office:value-type="float" office:value="957" table:style-name="ce13">
            <text:p>957</text:p>
          </table:table-cell>
          <table:table-cell office:value-type="float" office:value="233573" table:style-name="ce13">
            <text:p>233,573</text:p>
          </table:table-cell>
          <table:table-cell office:value-type="float" office:value="120821" table:style-name="ce13">
            <text:p>120,821</text:p>
          </table:table-cell>
          <table:table-cell office:value-type="float" office:value="291915" table:style-name="ce13">
            <text:p>291,915</text:p>
          </table:table-cell>
          <table:table-cell office:value-type="float" office:value="1593" table:style-name="ce13">
            <text:p>1,593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935.34" table:style-name="ce14">
            <text:p>935.34</text:p>
          </table:table-cell>
          <table:table-cell office:value-type="float" office:value="422" table:style-name="ce13">
            <text:p>422</text:p>
          </table:table-cell>
          <table:table-cell office:value-type="float" office:value="5181" table:style-name="ce13">
            <text:p>5,18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安泰商業銀行</text:span></text:p>
          </table:table-cell>
          <table:table-cell office:value-type="float" office:value="123613" table:style-name="ce13">
            <text:p>123,613</text:p>
          </table:table-cell>
          <table:table-cell office:value-type="float" office:value="53973" table:style-name="ce13">
            <text:p>53,973</text:p>
          </table:table-cell>
          <table:table-cell office:value-type="float" office:value="429" table:style-name="ce13">
            <text:p>429</text:p>
          </table:table-cell>
          <table:table-cell office:value-type="float" office:value="416" table:style-name="ce13">
            <text:p>416</text:p>
          </table:table-cell>
          <table:table-cell office:value-type="float" office:value="192442" table:style-name="ce13">
            <text:p>192,442</text:p>
          </table:table-cell>
          <table:table-cell office:value-type="float" office:value="1089468" table:style-name="ce13">
            <text:p>1,089,468</text:p>
          </table:table-cell>
          <table:table-cell office:value-type="float" office:value="338879" table:style-name="ce13">
            <text:p>338,879</text:p>
          </table:table-cell>
          <table:table-cell office:value-type="float" office:value="307" table:style-name="ce13">
            <text:p>307</text:p>
          </table:table-cell>
          <table:table-cell office:value-type="float" office:value="0.27" table:style-name="ce14">
            <text:p>0.27</text:p>
          </table:table-cell>
          <table:table-cell office:value-type="float" office:value="0.03" table:style-name="ce14">
            <text:p>0.03</text:p>
          </table:table-cell>
          <table:table-cell office:value-type="float" office:value="382.23" table:style-name="ce14">
            <text:p>382.23</text:p>
          </table:table-cell>
          <table:table-cell office:value-type="float" office:value="0" table:style-name="ce13">
            <text:p>0</text:p>
          </table:table-cell>
          <table:table-cell office:value-type="float" office:value="8547" table:style-name="ce13">
            <text:p>8,54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中國信託商業銀行</text:span></text:p>
          </table:table-cell>
          <table:table-cell office:value-type="float" office:value="7670253" table:style-name="ce13">
            <text:p>7,670,253</text:p>
          </table:table-cell>
          <table:table-cell office:value-type="float" office:value="4821988" table:style-name="ce13">
            <text:p>4,821,988</text:p>
          </table:table-cell>
          <table:table-cell office:value-type="float" office:value="80461" table:style-name="ce13">
            <text:p>80,461</text:p>
          </table:table-cell>
          <table:table-cell office:value-type="float" office:value="33610" table:style-name="ce13">
            <text:p>33,610</text:p>
          </table:table-cell>
          <table:table-cell office:value-type="float" office:value="15006257" table:style-name="ce13">
            <text:p>15,006,257</text:p>
          </table:table-cell>
          <table:table-cell office:value-type="float" office:value="31549293" table:style-name="ce13">
            <text:p>31,549,293</text:p>
          </table:table-cell>
          <table:table-cell office:value-type="float" office:value="38100348" table:style-name="ce13">
            <text:p>38,100,348</text:p>
          </table:table-cell>
          <table:table-cell office:value-type="float" office:value="529080" table:style-name="ce13">
            <text:p>529,080</text:p>
          </table:table-cell>
          <table:table-cell office:value-type="float" office:value="0.09" table:style-name="ce14">
            <text:p>0.09</text:p>
          </table:table-cell>
          <table:table-cell office:value-type="float" office:value="0" table:style-name="ce14">
            <text:p>0.00</text:p>
          </table:table-cell>
          <table:table-cell office:value-type="float" office:value="498.35" table:style-name="ce14">
            <text:p>498.35</text:p>
          </table:table-cell>
          <table:table-cell office:value-type="float" office:value="56352" table:style-name="ce13">
            <text:p>56,352</text:p>
          </table:table-cell>
          <table:table-cell office:value-type="float" office:value="593643" table:style-name="ce13">
            <text:p>593,64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樂天信用卡股份有限公司</text:span></text:p>
          </table:table-cell>
          <table:table-cell office:value-type="float" office:value="599069" table:style-name="ce13">
            <text:p>599,069</text:p>
          </table:table-cell>
          <table:table-cell office:value-type="float" office:value="205874" table:style-name="ce13">
            <text:p>205,874</text:p>
          </table:table-cell>
          <table:table-cell office:value-type="float" office:value="928" table:style-name="ce13">
            <text:p>928</text:p>
          </table:table-cell>
          <table:table-cell office:value-type="float" office:value="3883" table:style-name="ce13">
            <text:p>3,883</text:p>
          </table:table-cell>
          <table:table-cell office:value-type="float" office:value="499634" table:style-name="ce13">
            <text:p>499,634</text:p>
          </table:table-cell>
          <table:table-cell office:value-type="float" office:value="778992" table:style-name="ce13">
            <text:p>778,992</text:p>
          </table:table-cell>
          <table:table-cell office:value-type="float" office:value="844204" table:style-name="ce13">
            <text:p>844,204</text:p>
          </table:table-cell>
          <table:table-cell office:value-type="float" office:value="4683" table:style-name="ce13">
            <text:p>4,683</text:p>
          </table:table-cell>
          <table:table-cell office:value-type="float" office:value="1.56" table:style-name="ce14">
            <text:p>1.56</text:p>
          </table:table-cell>
          <table:table-cell office:value-type="float" office:value="0.61" table:style-name="ce14">
            <text:p>0.61</text:p>
          </table:table-cell>
          <table:table-cell office:value-type="float" office:value="141.93" table:style-name="ce14">
            <text:p>141.93</text:p>
          </table:table-cell>
          <table:table-cell office:value-type="float" office:value="962" table:style-name="ce13">
            <text:p>962</text:p>
          </table:table-cell>
          <table:table-cell office:value-type="float" office:value="7864" table:style-name="ce13">
            <text:p>7,86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69017" table:style-name="ce13">
            <text:p>169,017</text:p>
          </table:table-cell>
          <table:table-cell office:value-type="float" office:value="92829" table:style-name="ce13">
            <text:p>92,829</text:p>
          </table:table-cell>
          <table:table-cell office:value-type="float" office:value="1928" table:style-name="ce13">
            <text:p>1,928</text:p>
          </table:table-cell>
          <table:table-cell office:value-type="float" office:value="2522" table:style-name="ce13">
            <text:p>2,522</text:p>
          </table:table-cell>
          <table:table-cell office:value-type="float" office:value="205929" table:style-name="ce13">
            <text:p>205,929</text:p>
          </table:table-cell>
          <table:table-cell office:value-type="float" office:value="0" table:style-name="ce13">
            <text:p>0</text:p>
          </table:table-cell>
          <table:table-cell office:value-type="float" office:value="2713092" table:style-name="ce13">
            <text:p>2,713,092</text:p>
          </table:table-cell>
          <table:table-cell office:value-type="float" office:value="579" table:style-name="ce13">
            <text:p>579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994.87" table:style-name="ce14">
            <text:p>994.87</text:p>
          </table:table-cell>
          <table:table-cell office:value-type="float" office:value="1881" table:style-name="ce13">
            <text:p>1,881</text:p>
          </table:table-cell>
          <table:table-cell office:value-type="float" office:value="18853" table:style-name="ce13">
            <text:p>18,85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總計</text:span></text:p>
          </table:table-cell>
          <table:table-cell office:value-type="float" office:value="51867024" table:style-name="ce13">
            <text:p>51,867,024</text:p>
          </table:table-cell>
          <table:table-cell office:value-type="float" office:value="33181794" table:style-name="ce13">
            <text:p>33,181,794</text:p>
          </table:table-cell>
          <table:table-cell office:value-type="float" office:value="582576" table:style-name="ce13">
            <text:p>582,576</text:p>
          </table:table-cell>
          <table:table-cell office:value-type="float" office:value="296395" table:style-name="ce13">
            <text:p>296,395</text:p>
          </table:table-cell>
          <table:table-cell office:value-type="float" office:value="99313767" table:style-name="ce13">
            <text:p>99,313,767</text:p>
          </table:table-cell>
          <table:table-cell office:value-type="float" office:value="166949796" table:style-name="ce13">
            <text:p>166,949,796</text:p>
          </table:table-cell>
          <table:table-cell office:value-type="float" office:value="250925612" table:style-name="ce13">
            <text:p>250,925,612</text:p>
          </table:table-cell>
          <table:table-cell office:value-type="float" office:value="1587139" table:style-name="ce13">
            <text:p>1,587,139</text:p>
          </table:table-cell>
          <table:table-cell office:value-type="float" office:value="0.15793309749012413" table:style-name="ce14">
            <text:p>0.16</text:p>
          </table:table-cell>
          <table:table-cell office:value-type="float" office:value="0.02" table:style-name="ce14">
            <text:p>0.02</text:p>
          </table:table-cell>
          <table:table-cell office:value-type="float" office:value="541.90826658422009" table:style-name="ce14">
            <text:p>541.91</text:p>
          </table:table-cell>
          <table:table-cell office:value-type="float" office:value="328742" table:style-name="ce13">
            <text:p>328,742</text:p>
          </table:table-cell>
          <table:table-cell office:value-type="float" office:value="3000731" table:style-name="ce13">
            <text:p>3,000,731</text:p>
          </table:table-cell>
          <table:table-cell table:number-columns-repeated="16370" table:style-name="ce15"/>
        </table:table-row>
        <table:table-row table:style-name="ro6">
          <table:table-cell table:number-columns-repeated="16384" table:style-name="ce15"/>
        </table:table-row>
        <table:table-row table:style-name="ro6">
          <table:table-cell office:value-type="string" table:style-name="ce16">
            <text:p><text:span text:style-name="T6">一、資料來源：各金融機構自行申報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二、揭露項目及認定標準：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5"/>
        </table:table-row>
        <table:table-row table:number-rows-repeated="4" table:style-name="ro6">
          <table:table-cell table:number-columns-repeated="16384" table:style-name="ce15"/>
        </table:table-row>
        <table:table-row table:number-rows-repeated="1048518" table:style-name="ro2">
          <table:table-cell table:number-columns-repeated="16384"/>
        </table:table-row>
        <table:named-expressions>
          <table:named-range table:name="外部資料_1" table:cell-range-address="11009.$A$1:11009.$N$23" table:base-cell-address="11009.$A$1"/>
          <table:named-range table:name="外部資料_10" table:cell-range-address="11009.$A$1:11009.$N$23" table:base-cell-address="11009.$A$1"/>
          <table:named-range table:name="外部資料_11" table:cell-range-address="11009.$A$1:11009.$N$23" table:base-cell-address="11009.$A$1"/>
          <table:named-range table:name="外部資料_12" table:cell-range-address="11009.$A$1:11009.$N$23" table:base-cell-address="11009.$A$1"/>
          <table:named-range table:name="外部資料_13" table:cell-range-address="11009.$A$1:11009.$N$23" table:base-cell-address="11009.$A$1"/>
          <table:named-range table:name="外部資料_14" table:cell-range-address="11009.$A$1:11009.$N$23" table:base-cell-address="11009.$A$1"/>
          <table:named-range table:name="外部資料_15" table:cell-range-address="11009.$A$1:11009.$N$23" table:base-cell-address="11009.$A$1"/>
          <table:named-range table:name="外部資料_16" table:cell-range-address="11009.$A$1:11009.$N$23" table:base-cell-address="11009.$A$1"/>
          <table:named-range table:name="外部資料_17" table:cell-range-address="11009.$A$1:11009.$N$23" table:base-cell-address="11009.$A$1"/>
          <table:named-range table:name="外部資料_18" table:cell-range-address="11009.$A$1:11009.$N$23" table:base-cell-address="11009.$A$1"/>
          <table:named-range table:name="外部資料_19" table:cell-range-address="11009.$A$1:11009.$N$23" table:base-cell-address="11009.$A$1"/>
          <table:named-range table:name="外部資料_2" table:cell-range-address="11009.$A$1:11009.$N$23" table:base-cell-address="11009.$A$1"/>
          <table:named-range table:name="外部資料_20" table:cell-range-address="11009.$A$1:11009.$N$23" table:base-cell-address="11009.$A$1"/>
          <table:named-range table:name="外部資料_21" table:cell-range-address="11009.$A$1:11009.$N$23" table:base-cell-address="11009.$A$1"/>
          <table:named-range table:name="外部資料_22" table:cell-range-address="11009.$A$1:11009.$N$23" table:base-cell-address="11009.$A$1"/>
          <table:named-range table:name="外部資料_23" table:cell-range-address="11009.$A$1:11009.$N$23" table:base-cell-address="11009.$A$1"/>
          <table:named-range table:name="外部資料_24" table:cell-range-address="11009.$A$1:11009.$N$23" table:base-cell-address="11009.$A$1"/>
          <table:named-range table:name="外部資料_25" table:cell-range-address="11009.$A$1:11009.$N$23" table:base-cell-address="11009.$A$1"/>
          <table:named-range table:name="外部資料_26" table:cell-range-address="11009.$A$1:11009.$N$23" table:base-cell-address="11009.$A$1"/>
          <table:named-range table:name="外部資料_27" table:cell-range-address="11009.$A$1:11009.$N$23" table:base-cell-address="11009.$A$1"/>
          <table:named-range table:name="外部資料_28" table:cell-range-address="11009.$A$1:11009.$N$23" table:base-cell-address="11009.$A$1"/>
          <table:named-range table:name="外部資料_29" table:cell-range-address="11009.$A$1:11009.$N$23" table:base-cell-address="11009.$A$1"/>
          <table:named-range table:name="外部資料_3" table:cell-range-address="11009.$A$1:11009.$N$23" table:base-cell-address="11009.$A$1"/>
          <table:named-range table:name="外部資料_30" table:cell-range-address="11009.$A$1:11009.$N$23" table:base-cell-address="11009.$A$1"/>
          <table:named-range table:name="外部資料_31" table:cell-range-address="11009.$A$1:11009.$N$23" table:base-cell-address="11009.$A$1"/>
          <table:named-range table:name="外部資料_32" table:cell-range-address="11009.$A$1:11009.$N$23" table:base-cell-address="11009.$A$1"/>
          <table:named-range table:name="外部資料_33" table:cell-range-address="11009.$A$1:11009.$N$23" table:base-cell-address="11009.$A$1"/>
          <table:named-range table:name="外部資料_34" table:cell-range-address="11009.$A$1:11009.$N$23" table:base-cell-address="11009.$A$1"/>
          <table:named-range table:name="外部資料_35" table:cell-range-address="11009.$A$1:11009.$N$23" table:base-cell-address="11009.$A$1"/>
          <table:named-range table:name="外部資料_36" table:cell-range-address="11009.$A$1:11009.$N$23" table:base-cell-address="11009.$A$1"/>
          <table:named-range table:name="外部資料_37" table:cell-range-address="11009.$A$1:11009.$N$23" table:base-cell-address="11009.$A$1"/>
          <table:named-range table:name="外部資料_38" table:cell-range-address="11009.$A$1:11009.$N$23" table:base-cell-address="11009.$A$1"/>
          <table:named-range table:name="外部資料_39" table:cell-range-address="11009.$A$1:11009.$N$23" table:base-cell-address="11009.$A$1"/>
          <table:named-range table:name="外部資料_4" table:cell-range-address="11009.$A$1:11009.$N$23" table:base-cell-address="11009.$A$1"/>
          <table:named-range table:name="外部資料_40" table:cell-range-address="11009.$A$1:11009.$N$23" table:base-cell-address="11009.$A$1"/>
          <table:named-range table:name="外部資料_41" table:cell-range-address="11009.$A$1:11009.$N$23" table:base-cell-address="11009.$A$1"/>
          <table:named-range table:name="外部資料_42" table:cell-range-address="11009.$A$1:11009.$N$23" table:base-cell-address="11009.$A$1"/>
          <table:named-range table:name="外部資料_43" table:cell-range-address="11009.$A$1:11009.$N$23" table:base-cell-address="11009.$A$1"/>
          <table:named-range table:name="外部資料_44" table:cell-range-address="11009.$A$1:11009.$N$23" table:base-cell-address="11009.$A$1"/>
          <table:named-range table:name="外部資料_45" table:cell-range-address="11009.$A$1:11009.$N$23" table:base-cell-address="11009.$A$1"/>
          <table:named-range table:name="外部資料_46" table:cell-range-address="11009.$A$1:11009.$N$23" table:base-cell-address="11009.$A$1"/>
          <table:named-range table:name="外部資料_47" table:cell-range-address="11009.$A$1:11009.$N$23" table:base-cell-address="11009.$A$1"/>
          <table:named-range table:name="外部資料_48" table:cell-range-address="11009.$A$1:11009.$N$23" table:base-cell-address="11009.$A$1"/>
          <table:named-range table:name="外部資料_49" table:cell-range-address="11009.$A$1:11009.$N$23" table:base-cell-address="11009.$A$1"/>
          <table:named-range table:name="外部資料_5" table:cell-range-address="11009.$A$1:11009.$N$23" table:base-cell-address="11009.$A$1"/>
          <table:named-range table:name="外部資料_50" table:cell-range-address="11009.$A$1:11009.$N$23" table:base-cell-address="11009.$A$1"/>
          <table:named-range table:name="外部資料_51" table:cell-range-address="11009.$A$1:11009.$N$23" table:base-cell-address="11009.$A$1"/>
          <table:named-range table:name="外部資料_52" table:cell-range-address="11009.$A$1:11009.$N$23" table:base-cell-address="11009.$A$1"/>
          <table:named-range table:name="外部資料_53" table:cell-range-address="11009.$A$1:11009.$N$23" table:base-cell-address="11009.$A$1"/>
          <table:named-range table:name="外部資料_54" table:cell-range-address="11009.$A$1:11009.$N$23" table:base-cell-address="11009.$A$1"/>
          <table:named-range table:name="外部資料_55" table:cell-range-address="11009.$A$1:11009.$N$23" table:base-cell-address="11009.$A$1"/>
          <table:named-range table:name="外部資料_56" table:cell-range-address="11009.$A$1:11009.$N$23" table:base-cell-address="11009.$A$1"/>
          <table:named-range table:name="外部資料_57" table:cell-range-address="11009.$A$1:11009.$N$23" table:base-cell-address="11009.$A$1"/>
          <table:named-range table:name="外部資料_58" table:cell-range-address="11009.$A$1:11009.$N$23" table:base-cell-address="11009.$A$1"/>
          <table:named-range table:name="外部資料_59" table:cell-range-address="11009.$A$1:11009.$N$23" table:base-cell-address="11009.$A$1"/>
          <table:named-range table:name="外部資料_6" table:cell-range-address="11009.$A$1:11009.$N$23" table:base-cell-address="11009.$A$1"/>
          <table:named-range table:name="外部資料_60" table:cell-range-address="11009.$A$1:11009.$N$23" table:base-cell-address="11009.$A$1"/>
          <table:named-range table:name="外部資料_61" table:cell-range-address="11009.$A$1:11009.$N$23" table:base-cell-address="11009.$A$1"/>
          <table:named-range table:name="外部資料_62" table:cell-range-address="11009.$A$1:11009.$N$23" table:base-cell-address="11009.$A$1"/>
          <table:named-range table:name="外部資料_63" table:cell-range-address="11009.$A$1:11009.$N$23" table:base-cell-address="11009.$A$1"/>
          <table:named-range table:name="外部資料_64" table:cell-range-address="11009.$A$1:11009.$N$23" table:base-cell-address="11009.$A$1"/>
          <table:named-range table:name="外部資料_65" table:cell-range-address="11009.$A$1:11009.$N$23" table:base-cell-address="11009.$A$1"/>
          <table:named-range table:name="外部資料_66" table:cell-range-address="11009.$A$1:11009.$N$23" table:base-cell-address="11009.$A$1"/>
          <table:named-range table:name="外部資料_67" table:cell-range-address="11009.$A$1:11009.$N$23" table:base-cell-address="11009.$A$1"/>
          <table:named-range table:name="外部資料_7" table:cell-range-address="11009.$A$1:11009.$N$23" table:base-cell-address="11009.$A$1"/>
          <table:named-range table:name="外部資料_8" table:cell-range-address="11009.$A$1:11009.$N$23" table:base-cell-address="11009.$A$1"/>
          <table:named-range table:name="外部資料_9" table:cell-range-address="11009.$A$1:11009.$N$23" table:base-cell-address="11009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鍾伯嶽</meta:initial-creator>
    <dc:creator>鍾伯嶽</dc:creator>
    <meta:creation-date>2021-10-26T01:38:18Z</meta:creation-date>
    <dc:date>2021-10-26T01:38:20Z</dc:date>
    <meta:print-date>2021-10-26T01:38:19Z</meta:print-date>
  </office:meta>
</office:document-meta>
</file>